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ttings.isManag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setHideShowTime( boolean hideShow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isShow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isHideShow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isShow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ServletSettings( Settings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Settings.setManageExceptions( boolean manage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setShowTime( boolean show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ttings.setShowCocoonVersion( boolean showCoco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